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5cm" svg:stroke-color="#3333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15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115cm" svg:stroke-color="#ff0000" svg:stroke-opacity="100%" draw:stroke-linejoin="round" svg:stroke-linecap="square" draw:fill="none" draw:fill-color="#ffffff" draw:textarea-horizontal-align="left" draw:textarea-vertical-align="middle" draw:auto-grow-height="false" fo:min-height="0cm" fo:min-width="0.439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115cm" svg:stroke-color="#ff0000" svg:stroke-opacity="100%" draw:stroke-linejoin="round" svg:stroke-linecap="square" draw:fill="none" draw:fill-color="#ffffff" draw:textarea-horizontal-align="left" draw:textarea-vertical-align="middle" draw:auto-grow-height="false" fo:min-height="0cm" fo:min-width="0.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115cm" svg:stroke-color="#ff0000" svg:stroke-opacity="100%" draw:stroke-linejoin="round" svg:stroke-linecap="square" draw:fill="none" draw:fill-color="#ffffff" draw:textarea-horizontal-align="left" draw:textarea-vertical-align="middle" draw:auto-grow-height="false" fo:min-height="0cm" fo:min-width="0.405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115cm" svg:stroke-color="#ff0000" svg:stroke-opacity="100%" draw:stroke-linejoin="round" svg:stroke-linecap="square" draw:fill="none" draw:fill-color="#ffffff" draw:textarea-horizontal-align="left" draw:textarea-vertical-align="middle" draw:auto-grow-height="false" fo:min-height="0.254cm" fo:min-width="0.441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15cm" svg:stroke-color="#ff0000" svg:stroke-opacity="100%" draw:stroke-linejoin="round" svg:stroke-linecap="square" draw:fill="none" draw:fill-color="#ffffff" draw:textarea-horizontal-align="left" draw:textarea-vertical-align="middle" draw:auto-grow-height="false" fo:min-height="1.203cm" fo:min-width="0.4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4cm" svg:stroke-color="#ff66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4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4cm" svg:stroke-color="#ff0000" svg:stroke-opacity="100%" draw:stroke-linejoin="round" svg:stroke-linecap="square" draw:fill="solid" draw:fill-color="#ff6600" draw:opacity="100%" draw:textarea-horizontal-align="left" draw:textarea-vertical-align="middle" draw:auto-grow-height="false" fo:min-height="0.111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4cm" svg:stroke-color="#ff0000" svg:stroke-opacity="100%" draw:stroke-linejoin="round" svg:stroke-linecap="square" draw:fill="solid" draw:fill-color="#ff6600" draw:opacity="100%" draw:textarea-horizontal-align="left" draw:textarea-vertical-align="middle" draw:auto-grow-height="false" fo:min-height="0.112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4cm" svg:stroke-color="#333333" draw:stroke-linejoin="miter" svg:stroke-linecap="square" draw:fill="solid" draw:fill-color="#808080" draw:textarea-horizontal-align="justify" draw:textarea-vertical-align="middle" draw:auto-grow-height="false" fo:min-height="0.111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4cm" svg:stroke-color="#333333" draw:stroke-linejoin="miter" svg:stroke-linecap="square" draw:fill="solid" draw:fill-color="#808080" draw:textarea-horizontal-align="justify" draw:textarea-vertical-align="middle" draw:auto-grow-height="false" fo:min-height="0.11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4cm" svg:stroke-color="#333333" draw:stroke-linejoin="miter" svg:stroke-linecap="square" draw:fill="solid" draw:fill-color="#808080" draw:textarea-horizontal-align="justify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6" style:family="graphic" style:parent-style-name="standard">
      <style:graphic-properties draw:stroke="solid" svg:stroke-width="0.026cm" svg:stroke-color="#c0c0c0" draw:stroke-linejoin="miter" svg:stroke-linecap="square" draw:fill="solid" draw:fill-color="#ffffff" draw:textarea-horizontal-align="justify" draw:textarea-vertical-align="middle" draw:auto-grow-height="false" fo:min-height="1.283cm" fo:min-width="2.256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4cm" svg:stroke-color="#ff0000" svg:stroke-opacity="100%" draw:stroke-linejoin="round" svg:stroke-linecap="square" draw:fill="solid" draw:fill-color="#ff6600" draw:opacity="100%" draw:textarea-horizontal-align="left" draw:textarea-vertical-align="middle" draw:auto-grow-height="false" fo:min-height="0.036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9" style:family="graphic" style:parent-style-name="standard">
      <style:graphic-properties draw:stroke="solid" svg:stroke-width="0.04cm" svg:stroke-color="#333333" draw:stroke-linejoin="miter" svg:stroke-linecap="square" draw:fill="solid" draw:fill-color="#808080" draw:textarea-horizontal-align="justify" draw:textarea-vertical-align="middle" draw:auto-grow-height="false" fo:min-height="0.035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1" style:family="graphic" style:parent-style-name="standard">
      <style:graphic-properties draw:stroke="solid" svg:stroke-width="0.088cm" svg:stroke-color="#000000" draw:marker-start="Arrowhead_20_3" draw:marker-start-width="0.264cm" draw:marker-start-center="false" draw:marker-end="Arrowhead_20_4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ff6600" draw:opacity="100%"/>
      <style:paragraph-properties style:writing-mode="lr-tb" style:font-independent-line-spacing="true"/>
    </style:style>
    <style:style style:name="P4" style:family="paragraph">
      <loext:graphic-properties draw:fill="solid" draw:fill-color="#8080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000000" fo:font-size="14pt" fo:language="en" fo:country="GB" style:font-size-asian="14pt" style:language-asian="en" style:country-asian="GB" style:font-size-complex="14pt" style:language-complex="en" style:country-complex="GB"/>
    </style:style>
    <style:style style:name="T2" style:family="text">
      <style:text-properties fo:color="#000000" fo:font-size="12pt" fo:language="en" fo:country="GB" style:font-size-asian="12pt" style:language-asian="en" style:country-asian="GB" style:font-size-complex="12pt" style:language-complex="en" style:country-complex="GB"/>
    </style:style>
    <style:style style:name="T3" style:family="text">
      <style:text-properties fo:color="#000000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4" style:family="text">
      <style:text-properties fo:color="#000000" fo:font-size="13pt" fo:language="en" fo:country="GB" style:font-size-asian="13pt" style:language-asian="en" style:country-asian="GB" style:font-size-complex="13pt" style:language-complex="en" style:country-complex="GB"/>
    </style:style>
    <style:style style:name="T5" style:family="text">
      <style:text-properties fo:color="#ff33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6" style:family="text">
      <style:text-properties fo:color="#000000" style:font-name="Times New Roman" fo:font-size="16pt" fo:language="fr" fo:country="FR" fo:font-style="italic" style:font-size-asian="16pt" style:language-asian="fr" style:country-asian="FR" style:font-style-asian="italic" style:font-size-complex="16pt" style:language-complex="fr" style:country-complex="FR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drawing>
      <draw:page draw:name="page1" draw:style-name="dp1" draw:master-page-name="Обычный">
        <draw:line draw:name="Line 1" draw:style-name="gr1" draw:text-style-name="P1" draw:layer="layout" svg:x1="10.207cm" svg:y1="9.637cm" svg:x2="17.734cm" svg:y2="3.023cm">
          <text:p/>
        </draw:line>
        <draw:g draw:name="Group 2">
          <draw:line draw:name="Line 3" draw:style-name="gr2" draw:text-style-name="P1" draw:layer="layout" svg:x1="3.971cm" svg:y1="9.585cm" svg:x2="4.871cm" svg:y2="9.585cm">
            <text:p/>
          </draw:line>
          <draw:custom-shape draw:name="Freeform 4" draw:style-name="gr3" draw:text-style-name="P2" draw:layer="layout" svg:width="0.939cm" svg:height="0.001cm" svg:x="4.88cm" svg:y="9.585cm">
            <text:p/>
            <draw:enhanced-geometry svg:viewBox="0 0 215 0" draw:extrusion-allowed="true" draw:text-areas="0 0 215 0" draw:glue-points="0 0 94 0 197 0" draw:glue-point-type="0 0 94 0 197 0" draw:type="non-primitive" draw:enhanced-path="M 0 0 L 103 0 L 215 0 N">
              <draw:equation draw:name="f0" draw:formula="103"/>
              <draw:equation draw:name="f1" draw:formula=""/>
              <draw:equation draw:name="f2" draw:formula="(16384+1)/2"/>
            </draw:enhanced-geometry>
          </draw:custom-shape>
          <draw:line draw:name="Line 5" draw:style-name="gr2" draw:text-style-name="P1" draw:layer="layout" svg:x1="5.828cm" svg:y1="9.583cm" svg:x2="6.727cm" svg:y2="9.54cm">
            <text:p/>
          </draw:line>
          <draw:custom-shape draw:name="Freeform 6" draw:style-name="gr4" draw:text-style-name="P2" draw:layer="layout" svg:width="0.9cm" svg:height="0.03cm" svg:x="6.736cm" svg:y="9.51cm">
            <text:p/>
            <draw:enhanced-geometry svg:viewBox="0 0 206 9" draw:extrusion-allowed="true" draw:text-areas="0 0 206 9" draw:glue-points="0 2 94 2 188 0" draw:glue-point-type="0 2 94 2 188 0" draw:type="non-primitive" draw:enhanced-path="M 0 9 L 103 9 L 206 0 N">
              <draw:equation draw:name="f0" draw:formula="9+103-9"/>
              <draw:equation draw:name="f1" draw:formula=""/>
              <draw:equation draw:name="f2" draw:formula="(16384+1)/2"/>
            </draw:enhanced-geometry>
          </draw:custom-shape>
          <draw:custom-shape draw:name="Freeform 7" draw:style-name="gr5" draw:text-style-name="P2" draw:layer="layout" svg:width="0.904cm" svg:height="0.18cm" svg:x="7.645cm" svg:y="9.321cm">
            <text:p/>
            <draw:enhanced-geometry svg:viewBox="0 0 207 43" draw:extrusion-allowed="true" draw:text-areas="0 0 207 43" draw:glue-points="0 28 95 17 146 10 189 0" draw:glue-point-type="0 28 95 17 146 10 189 0" draw:type="non-primitive" draw:enhanced-path="M 0 43 L 104 26 L 155 17 L 207 0 N">
              <draw:equation draw:name="f0" draw:formula="43+104-26"/>
              <draw:equation draw:name="f1" draw:formula=""/>
              <draw:equation draw:name="f2" draw:formula="max(8,2)"/>
              <draw:equation draw:name="f3" draw:formula="1/-32768"/>
            </draw:enhanced-geometry>
          </draw:custom-shape>
          <draw:custom-shape draw:name="Freeform 8" draw:style-name="gr6" draw:text-style-name="P2" draw:layer="layout" svg:width="0.94cm" svg:height="0.513cm" svg:x="8.557cm" svg:y="8.799cm">
            <text:p/>
            <draw:enhanced-geometry svg:viewBox="0 0 215 120" draw:extrusion-allowed="true" draw:text-areas="0 0 215 120" draw:glue-points="0 95 51 84 94 59 153 34 197 0" draw:glue-point-type="0 95 51 84 94 59 153 34 197 0" draw:type="non-primitive" draw:enhanced-path="M 0 120 L 51 103 L 103 77 L 163 43 L 215 0 N">
              <draw:equation draw:name="f0" draw:formula="120+51-103"/>
              <draw:equation draw:name="f1" draw:formula=""/>
              <draw:equation draw:name="f2" draw:formula=""/>
              <draw:equation draw:name="f3" draw:formula="(16384+1)/2"/>
              <draw:equation draw:name="f4" draw:formula="1*-32768/5"/>
            </draw:enhanced-geometry>
          </draw:custom-shape>
          <draw:custom-shape draw:name="Freeform 9" draw:style-name="gr7" draw:text-style-name="P2" draw:layer="layout" svg:width="0.899cm" svg:height="1.463cm" svg:x="9.506cm" svg:y="7.326cm">
            <text:p/>
            <draw:enhanced-geometry svg:viewBox="0 0 206 336" draw:extrusion-allowed="true" draw:text-areas="0 0 206 336" draw:glue-points="0 309 25 276 51 249 94 165 145 77 188 0" draw:glue-point-type="0 309 25 276 51 249 94 165 145 77 188 0" draw:type="non-primitive" draw:enhanced-path="M 0 336 L 25 301 L 51 267 L 103 181 L 154 86 L 206 0 N">
              <draw:equation draw:name="f0" draw:formula="336+25-301"/>
              <draw:equation draw:name="f1" draw:formula=""/>
              <draw:equation draw:name="f2" draw:formula=""/>
              <draw:equation draw:name="f3" draw:formula="sqrt(8*8+2*2+16384*16384)"/>
              <draw:equation draw:name="f4" draw:formula="1"/>
              <draw:equation draw:name="f5" draw:formula="-32768*6/8"/>
            </draw:enhanced-geometry>
          </draw:custom-shape>
          <draw:line draw:name="Line 10" draw:style-name="gr2" draw:text-style-name="P1" draw:layer="layout" svg:x1="10.414cm" svg:y1="7.481cm" svg:x2="17.761cm" svg:y2="7.283cm">
            <text:p/>
          </draw:line>
        </draw:g>
        <draw:g draw:name="Group 11">
          <draw:line draw:name="Line 12" draw:style-name="gr8" draw:text-style-name="P1" draw:layer="layout" svg:x1="3.971cm" svg:y1="8.35cm" svg:x2="18.669cm" svg:y2="8.35cm">
            <text:p/>
          </draw:line>
          <draw:line draw:name="Line 13" draw:style-name="gr8" draw:text-style-name="P1" draw:layer="layout" svg:x1="3.971cm" svg:y1="7.058cm" svg:x2="18.669cm" svg:y2="7.058cm">
            <text:p/>
          </draw:line>
          <draw:line draw:name="Line 14" draw:style-name="gr8" draw:text-style-name="P1" draw:layer="layout" svg:x1="3.971cm" svg:y1="5.77cm" svg:x2="18.669cm" svg:y2="5.77cm">
            <text:p/>
          </draw:line>
          <draw:line draw:name="Line 15" draw:style-name="gr8" draw:text-style-name="P1" draw:layer="layout" svg:x1="3.971cm" svg:y1="4.482cm" svg:x2="18.669cm" svg:y2="4.482cm">
            <text:p/>
          </draw:line>
          <draw:line draw:name="Line 16" draw:style-name="gr8" draw:text-style-name="P1" draw:layer="layout" svg:x1="3.971cm" svg:y1="3.195cm" svg:x2="18.669cm" svg:y2="3.195cm">
            <text:p/>
          </draw:line>
          <draw:line draw:name="Line 17" draw:style-name="gr8" draw:text-style-name="P1" draw:layer="layout" svg:x1="3.971cm" svg:y1="1.907cm" svg:x2="18.669cm" svg:y2="1.907cm">
            <text:p/>
          </draw:line>
          <draw:line draw:name="Line 18" draw:style-name="gr8" draw:text-style-name="P1" draw:layer="layout" svg:x1="3.971cm" svg:y1="0.615cm" svg:x2="18.669cm" svg:y2="0.615cm">
            <text:p/>
          </draw:line>
          <draw:line draw:name="Line 19" draw:style-name="gr9" draw:text-style-name="P1" draw:layer="layout" svg:x1="3.971cm" svg:y1="0.615cm" svg:x2="3.971cm" svg:y2="9.629cm">
            <text:p/>
          </draw:line>
          <draw:line draw:name="Line 20" draw:style-name="gr9" draw:text-style-name="P1" draw:layer="layout" svg:x1="3.817cm" svg:y1="9.637cm" svg:x2="3.962cm" svg:y2="9.637cm">
            <text:p/>
          </draw:line>
          <draw:line draw:name="Line 21" draw:style-name="gr9" draw:text-style-name="P1" draw:layer="layout" svg:x1="3.817cm" svg:y1="8.35cm" svg:x2="3.962cm" svg:y2="8.35cm">
            <text:p/>
          </draw:line>
          <draw:line draw:name="Line 22" draw:style-name="gr9" draw:text-style-name="P1" draw:layer="layout" svg:x1="3.817cm" svg:y1="7.058cm" svg:x2="3.962cm" svg:y2="7.058cm">
            <text:p/>
          </draw:line>
          <draw:line draw:name="Line 23" draw:style-name="gr9" draw:text-style-name="P1" draw:layer="layout" svg:x1="3.817cm" svg:y1="5.77cm" svg:x2="3.962cm" svg:y2="5.77cm">
            <text:p/>
          </draw:line>
          <draw:line draw:name="Line 24" draw:style-name="gr9" draw:text-style-name="P1" draw:layer="layout" svg:x1="3.817cm" svg:y1="4.482cm" svg:x2="3.962cm" svg:y2="4.482cm">
            <text:p/>
          </draw:line>
          <draw:line draw:name="Line 25" draw:style-name="gr9" draw:text-style-name="P1" draw:layer="layout" svg:x1="3.817cm" svg:y1="3.195cm" svg:x2="3.962cm" svg:y2="3.195cm">
            <text:p/>
          </draw:line>
          <draw:line draw:name="Line 26" draw:style-name="gr9" draw:text-style-name="P1" draw:layer="layout" svg:x1="3.817cm" svg:y1="1.907cm" svg:x2="3.962cm" svg:y2="1.907cm">
            <text:p/>
          </draw:line>
          <draw:line draw:name="Line 27" draw:style-name="gr9" draw:text-style-name="P1" draw:layer="layout" svg:x1="3.817cm" svg:y1="0.615cm" svg:x2="3.962cm" svg:y2="0.615cm">
            <text:p/>
          </draw:line>
          <draw:line draw:name="Line 28" draw:style-name="gr9" draw:text-style-name="P1" draw:layer="layout" svg:x1="3.971cm" svg:y1="9.637cm" svg:x2="18.669cm" svg:y2="9.637cm">
            <text:p/>
          </draw:line>
          <draw:line draw:name="Line 29" draw:style-name="gr9" draw:text-style-name="P1" draw:layer="layout" svg:x1="3.971cm" svg:y1="9.751cm" svg:x2="3.971cm" svg:y2="9.628cm">
            <text:p/>
          </draw:line>
          <draw:line draw:name="Line 30" draw:style-name="gr9" draw:text-style-name="P1" draw:layer="layout" svg:x1="5.828cm" svg:y1="9.751cm" svg:x2="5.828cm" svg:y2="9.628cm">
            <text:p/>
          </draw:line>
          <draw:line draw:name="Line 31" draw:style-name="gr9" draw:text-style-name="P1" draw:layer="layout" svg:x1="7.645cm" svg:y1="9.751cm" svg:x2="7.645cm" svg:y2="9.628cm">
            <text:p/>
          </draw:line>
          <draw:line draw:name="Line 32" draw:style-name="gr9" draw:text-style-name="P1" draw:layer="layout" svg:x1="9.506cm" svg:y1="9.751cm" svg:x2="9.506cm" svg:y2="9.628cm">
            <text:p/>
          </draw:line>
          <draw:line draw:name="Line 33" draw:style-name="gr9" draw:text-style-name="P1" draw:layer="layout" svg:x1="11.322cm" svg:y1="9.751cm" svg:x2="11.322cm" svg:y2="9.628cm">
            <text:p/>
          </draw:line>
          <draw:line draw:name="Line 34" draw:style-name="gr9" draw:text-style-name="P1" draw:layer="layout" svg:x1="13.183cm" svg:y1="9.751cm" svg:x2="13.183cm" svg:y2="9.628cm">
            <text:p/>
          </draw:line>
          <draw:line draw:name="Line 35" draw:style-name="gr9" draw:text-style-name="P1" draw:layer="layout" svg:x1="15cm" svg:y1="9.751cm" svg:x2="15cm" svg:y2="9.628cm">
            <text:p/>
          </draw:line>
          <draw:line draw:name="Line 36" draw:style-name="gr9" draw:text-style-name="P1" draw:layer="layout" svg:x1="16.857cm" svg:y1="9.751cm" svg:x2="16.857cm" svg:y2="9.628cm">
            <text:p/>
          </draw:line>
          <draw:line draw:name="Line 37" draw:style-name="gr9" draw:text-style-name="P1" draw:layer="layout" svg:x1="18.678cm" svg:y1="9.751cm" svg:x2="18.678cm" svg:y2="9.628cm">
            <text:p/>
          </draw:line>
          <draw:line draw:name="Line 38" draw:style-name="gr10" draw:text-style-name="P1" draw:layer="layout" svg:x1="3.971cm" svg:y1="9.637cm" svg:x2="3.971cm" svg:y2="9.637cm">
            <text:p/>
          </draw:line>
          <draw:line draw:name="Line 39" draw:style-name="gr10" draw:text-style-name="P1" draw:layer="layout" svg:x1="3.857cm" svg:y1="9.637cm" svg:x2="4.112cm" svg:y2="9.637cm">
            <text:p/>
          </draw:line>
          <draw:line draw:name="Line 40" draw:style-name="gr10" draw:text-style-name="P1" draw:layer="layout" svg:x1="4.88cm" svg:y1="9.637cm" svg:x2="4.88cm" svg:y2="9.637cm">
            <text:p/>
          </draw:line>
          <draw:line draw:name="Line 41" draw:style-name="gr10" draw:text-style-name="P1" draw:layer="layout" svg:x1="4.765cm" svg:y1="9.637cm" svg:x2="5.021cm" svg:y2="9.637cm">
            <text:p/>
          </draw:line>
          <draw:line draw:name="Line 42" draw:style-name="gr10" draw:text-style-name="P1" draw:layer="layout" svg:x1="5.828cm" svg:y1="9.637cm" svg:x2="5.828cm" svg:y2="9.637cm">
            <text:p/>
          </draw:line>
          <draw:line draw:name="Line 43" draw:style-name="gr10" draw:text-style-name="P1" draw:layer="layout" svg:x1="5.713cm" svg:y1="9.637cm" svg:x2="5.969cm" svg:y2="9.637cm">
            <text:p/>
          </draw:line>
          <draw:line draw:name="Line 44" draw:style-name="gr10" draw:text-style-name="P1" draw:layer="layout" svg:x1="6.736cm" svg:y1="9.598cm" svg:x2="6.736cm" svg:y2="9.598cm">
            <text:p/>
          </draw:line>
          <draw:line draw:name="Line 45" draw:style-name="gr10" draw:text-style-name="P1" draw:layer="layout" svg:x1="6.622cm" svg:y1="9.598cm" svg:x2="6.877cm" svg:y2="9.598cm">
            <text:p/>
          </draw:line>
          <draw:line draw:name="Line 46" draw:style-name="gr10" draw:text-style-name="P1" draw:layer="layout" svg:x1="7.645cm" svg:y1="9.562cm" svg:x2="7.645cm" svg:y2="9.514cm">
            <text:p/>
          </draw:line>
          <draw:line draw:name="Line 47" draw:style-name="gr10" draw:text-style-name="P1" draw:layer="layout" svg:x1="7.534cm" svg:y1="9.523cm" svg:x2="7.79cm" svg:y2="9.523cm">
            <text:p/>
          </draw:line>
          <draw:line draw:name="Line 48" draw:style-name="gr10" draw:text-style-name="P1" draw:layer="layout" svg:x1="8.557cm" svg:y1="9.257cm" svg:x2="8.557cm" svg:y2="8.904cm">
            <text:p/>
          </draw:line>
          <draw:line draw:name="Line 49" draw:style-name="gr10" draw:text-style-name="P1" draw:layer="layout" svg:x1="8.443cm" svg:y1="8.914cm" svg:x2="8.699cm" svg:y2="8.914cm">
            <text:p/>
          </draw:line>
          <draw:line draw:name="Line 50" draw:style-name="gr10" draw:text-style-name="P1" draw:layer="layout" svg:x1="9.506cm" svg:y1="8.839cm" svg:x2="9.506cm" svg:y2="8.301cm">
            <text:p/>
          </draw:line>
          <draw:line draw:name="Line 51" draw:style-name="gr10" draw:text-style-name="P1" draw:layer="layout" svg:x1="9.391cm" svg:y1="8.31cm" svg:x2="9.647cm" svg:y2="8.31cm">
            <text:p/>
          </draw:line>
          <draw:line draw:name="Line 52" draw:style-name="gr10" draw:text-style-name="P1" draw:layer="layout" svg:x1="10.414cm" svg:y1="7.402cm" svg:x2="10.414cm" svg:y2="6.18cm">
            <text:p/>
          </draw:line>
          <draw:line draw:name="Line 53" draw:style-name="gr10" draw:text-style-name="P1" draw:layer="layout" svg:x1="10.299cm" svg:y1="6.189cm" svg:x2="10.555cm" svg:y2="6.189cm">
            <text:p/>
          </draw:line>
          <draw:line draw:name="Line 54" draw:style-name="gr10" draw:text-style-name="P1" draw:layer="layout" svg:x1="11.322cm" svg:y1="7.781cm" svg:x2="11.322cm" svg:y2="6.595cm">
            <text:p/>
          </draw:line>
          <draw:line draw:name="Line 55" draw:style-name="gr10" draw:text-style-name="P1" draw:layer="layout" svg:x1="11.212cm" svg:y1="6.604cm" svg:x2="11.468cm" svg:y2="6.604cm">
            <text:p/>
          </draw:line>
          <draw:line draw:name="Line 56" draw:style-name="gr10" draw:text-style-name="P1" draw:layer="layout" svg:x1="12.235cm" svg:y1="7.211cm" svg:x2="12.235cm" svg:y2="6.254cm">
            <text:p/>
          </draw:line>
          <draw:line draw:name="Line 57" draw:style-name="gr10" draw:text-style-name="P1" draw:layer="layout" svg:x1="12.12cm" svg:y1="6.264cm" svg:x2="12.376cm" svg:y2="6.264cm">
            <text:p/>
          </draw:line>
          <draw:line draw:name="Line 58" draw:style-name="gr10" draw:text-style-name="P1" draw:layer="layout" svg:x1="13.183cm" svg:y1="7.816cm" svg:x2="13.183cm" svg:y2="6.784cm">
            <text:p/>
          </draw:line>
          <draw:line draw:name="Line 59" draw:style-name="gr10" draw:text-style-name="P1" draw:layer="layout" svg:x1="13.069cm" svg:y1="6.793cm" svg:x2="13.324cm" svg:y2="6.793cm">
            <text:p/>
          </draw:line>
          <draw:line draw:name="Line 60" draw:style-name="gr10" draw:text-style-name="P1" draw:layer="layout" svg:x1="14.092cm" svg:y1="7.78cm" svg:x2="14.092cm" svg:y2="6.369cm">
            <text:p/>
          </draw:line>
          <draw:line draw:name="Line 61" draw:style-name="gr10" draw:text-style-name="P1" draw:layer="layout" svg:x1="13.977cm" svg:y1="6.379cm" svg:x2="14.233cm" svg:y2="6.379cm">
            <text:p/>
          </draw:line>
          <draw:line draw:name="Line 62" draw:style-name="gr10" draw:text-style-name="P1" draw:layer="layout" svg:x1="15cm" svg:y1="6.567cm" svg:x2="15cm" svg:y2="5.346cm">
            <text:p/>
          </draw:line>
          <draw:line draw:name="Line 63" draw:style-name="gr10" draw:text-style-name="P1" draw:layer="layout" svg:x1="14.885cm" svg:y1="5.356cm" svg:x2="15.146cm" svg:y2="5.356cm">
            <text:p/>
          </draw:line>
          <draw:line draw:name="Line 64" draw:style-name="gr10" draw:text-style-name="P1" draw:layer="layout" svg:x1="15.913cm" svg:y1="7.212cm" svg:x2="15.913cm" svg:y2="6.026cm">
            <text:p/>
          </draw:line>
          <draw:line draw:name="Line 65" draw:style-name="gr10" draw:text-style-name="P1" draw:layer="layout" svg:x1="15.798cm" svg:y1="6.035cm" svg:x2="16.054cm" svg:y2="6.035cm">
            <text:p/>
          </draw:line>
          <draw:line draw:name="Line 66" draw:style-name="gr10" draw:text-style-name="P1" draw:layer="layout" svg:x1="16.857cm" svg:y1="7.022cm" svg:x2="16.857cm" svg:y2="5.536cm">
            <text:p/>
          </draw:line>
          <draw:line draw:name="Line 67" draw:style-name="gr10" draw:text-style-name="P1" draw:layer="layout" svg:x1="16.746cm" svg:y1="5.545cm" svg:x2="17.002cm" svg:y2="5.545cm">
            <text:p/>
          </draw:line>
          <draw:line draw:name="Line 68" draw:style-name="gr10" draw:text-style-name="P1" draw:layer="layout" svg:x1="17.769cm" svg:y1="7.931cm" svg:x2="17.769cm" svg:y2="7.393cm">
            <text:p/>
          </draw:line>
          <draw:line draw:name="Line 69" draw:style-name="gr10" draw:text-style-name="P1" draw:layer="layout" svg:x1="17.655cm" svg:y1="7.402cm" svg:x2="17.91cm" svg:y2="7.402cm">
            <text:p/>
          </draw:line>
          <draw:line draw:name="Line 70" draw:style-name="gr10" draw:text-style-name="P1" draw:layer="layout" svg:x1="3.971cm" svg:y1="9.637cm" svg:x2="3.971cm" svg:y2="9.637cm">
            <text:p/>
          </draw:line>
          <draw:line draw:name="Line 71" draw:style-name="gr10" draw:text-style-name="P1" draw:layer="layout" svg:x1="3.857cm" svg:y1="9.637cm" svg:x2="4.112cm" svg:y2="9.637cm">
            <text:p/>
          </draw:line>
          <draw:line draw:name="Line 72" draw:style-name="gr10" draw:text-style-name="P1" draw:layer="layout" svg:x1="4.88cm" svg:y1="9.637cm" svg:x2="4.88cm" svg:y2="9.637cm">
            <text:p/>
          </draw:line>
          <draw:line draw:name="Line 73" draw:style-name="gr10" draw:text-style-name="P1" draw:layer="layout" svg:x1="4.765cm" svg:y1="9.637cm" svg:x2="5.021cm" svg:y2="9.637cm">
            <text:p/>
          </draw:line>
          <draw:line draw:name="Line 74" draw:style-name="gr10" draw:text-style-name="P1" draw:layer="layout" svg:x1="5.828cm" svg:y1="9.637cm" svg:x2="5.828cm" svg:y2="9.637cm">
            <text:p/>
          </draw:line>
          <draw:line draw:name="Line 75" draw:style-name="gr10" draw:text-style-name="P1" draw:layer="layout" svg:x1="5.713cm" svg:y1="9.637cm" svg:x2="5.969cm" svg:y2="9.637cm">
            <text:p/>
          </draw:line>
          <draw:line draw:name="Line 76" draw:style-name="gr10" draw:text-style-name="P1" draw:layer="layout" svg:x1="6.736cm" svg:y1="9.598cm" svg:x2="6.736cm" svg:y2="9.629cm">
            <text:p/>
          </draw:line>
          <draw:line draw:name="Line 77" draw:style-name="gr10" draw:text-style-name="P1" draw:layer="layout" svg:x1="6.622cm" svg:y1="9.637cm" svg:x2="6.877cm" svg:y2="9.637cm">
            <text:p/>
          </draw:line>
          <draw:line draw:name="Line 78" draw:style-name="gr10" draw:text-style-name="P1" draw:layer="layout" svg:x1="7.645cm" svg:y1="9.562cm" svg:x2="7.645cm" svg:y2="9.629cm">
            <text:p/>
          </draw:line>
          <draw:line draw:name="Line 79" draw:style-name="gr10" draw:text-style-name="P1" draw:layer="layout" svg:x1="7.534cm" svg:y1="9.637cm" svg:x2="7.79cm" svg:y2="9.637cm">
            <text:p/>
          </draw:line>
          <draw:line draw:name="Line 80" draw:style-name="gr10" draw:text-style-name="P1" draw:layer="layout" svg:x1="8.557cm" svg:y1="9.258cm" svg:x2="8.557cm" svg:y2="9.589cm">
            <text:p/>
          </draw:line>
          <draw:line draw:name="Line 81" draw:style-name="gr10" draw:text-style-name="P1" draw:layer="layout" svg:x1="8.443cm" svg:y1="9.598cm" svg:x2="8.699cm" svg:y2="9.598cm">
            <text:p/>
          </draw:line>
          <draw:line draw:name="Line 82" draw:style-name="gr10" draw:text-style-name="P1" draw:layer="layout" svg:x1="9.506cm" svg:y1="8.839cm" svg:x2="9.506cm" svg:y2="9.324cm">
            <text:p/>
          </draw:line>
          <draw:line draw:name="Line 83" draw:style-name="gr10" draw:text-style-name="P1" draw:layer="layout" svg:x1="9.391cm" svg:y1="9.333cm" svg:x2="9.647cm" svg:y2="9.333cm">
            <text:p/>
          </draw:line>
          <draw:line draw:name="Line 84" draw:style-name="gr10" draw:text-style-name="P1" draw:layer="layout" svg:x1="10.414cm" svg:y1="7.402cm" svg:x2="10.414cm" svg:y2="8.606cm">
            <text:p/>
          </draw:line>
          <draw:line draw:name="Line 85" draw:style-name="gr10" draw:text-style-name="P1" draw:layer="layout" svg:x1="10.299cm" svg:y1="8.614cm" svg:x2="10.555cm" svg:y2="8.614cm">
            <text:p/>
          </draw:line>
          <draw:line draw:name="Line 86" draw:style-name="gr10" draw:text-style-name="P1" draw:layer="layout" svg:x1="11.322cm" svg:y1="7.781cm" svg:x2="11.322cm" svg:y2="8.905cm">
            <text:p/>
          </draw:line>
          <draw:line draw:name="Line 87" draw:style-name="gr10" draw:text-style-name="P1" draw:layer="layout" svg:x1="11.212cm" svg:y1="8.914cm" svg:x2="11.468cm" svg:y2="8.914cm">
            <text:p/>
          </draw:line>
          <draw:line draw:name="Line 88" draw:style-name="gr10" draw:text-style-name="P1" draw:layer="layout" svg:x1="12.235cm" svg:y1="7.212cm" svg:x2="12.235cm" svg:y2="8.187cm">
            <text:p/>
          </draw:line>
          <draw:line draw:name="Line 89" draw:style-name="gr10" draw:text-style-name="P1" draw:layer="layout" svg:x1="12.12cm" svg:y1="8.195cm" svg:x2="12.376cm" svg:y2="8.195cm">
            <text:p/>
          </draw:line>
          <draw:line draw:name="Line 90" draw:style-name="gr10" draw:text-style-name="P1" draw:layer="layout" svg:x1="13.183cm" svg:y1="7.816cm" svg:x2="13.183cm" svg:y2="8.83cm">
            <text:p/>
          </draw:line>
          <draw:line draw:name="Line 91" draw:style-name="gr10" draw:text-style-name="P1" draw:layer="layout" svg:x1="13.069cm" svg:y1="8.839cm" svg:x2="13.324cm" svg:y2="8.839cm">
            <text:p/>
          </draw:line>
          <draw:line draw:name="Line 92" draw:style-name="gr10" draw:text-style-name="P1" draw:layer="layout" svg:x1="14.092cm" svg:y1="7.781cm" svg:x2="14.092cm" svg:y2="9.174cm">
            <text:p/>
          </draw:line>
          <draw:line draw:name="Line 93" draw:style-name="gr10" draw:text-style-name="P1" draw:layer="layout" svg:x1="13.977cm" svg:y1="9.183cm" svg:x2="14.233cm" svg:y2="9.183cm">
            <text:p/>
          </draw:line>
          <draw:line draw:name="Line 94" draw:style-name="gr10" draw:text-style-name="P1" draw:layer="layout" svg:x1="15cm" svg:y1="6.568cm" svg:x2="15cm" svg:y2="7.772cm">
            <text:p/>
          </draw:line>
          <draw:line draw:name="Line 95" draw:style-name="gr10" draw:text-style-name="P1" draw:layer="layout" svg:x1="14.885cm" svg:y1="7.781cm" svg:x2="15.146cm" svg:y2="7.781cm">
            <text:p/>
          </draw:line>
          <draw:line draw:name="Line 96" draw:style-name="gr10" draw:text-style-name="P1" draw:layer="layout" svg:x1="15.913cm" svg:y1="7.212cm" svg:x2="15.913cm" svg:y2="8.416cm">
            <text:p/>
          </draw:line>
          <draw:line draw:name="Line 97" draw:style-name="gr10" draw:text-style-name="P1" draw:layer="layout" svg:x1="15.798cm" svg:y1="8.425cm" svg:x2="16.054cm" svg:y2="8.425cm">
            <text:p/>
          </draw:line>
          <draw:line draw:name="Line 98" draw:style-name="gr10" draw:text-style-name="P1" draw:layer="layout" svg:x1="16.857cm" svg:y1="7.022cm" svg:x2="16.857cm" svg:y2="8.491cm">
            <text:p/>
          </draw:line>
          <draw:line draw:name="Line 99" draw:style-name="gr10" draw:text-style-name="P1" draw:layer="layout" svg:x1="16.746cm" svg:y1="8.5cm" svg:x2="17.002cm" svg:y2="8.5cm">
            <text:p/>
          </draw:line>
          <draw:line draw:name="Line 100" draw:style-name="gr10" draw:text-style-name="P1" draw:layer="layout" svg:x1="17.769cm" svg:y1="7.931cm" svg:x2="17.769cm" svg:y2="8.491cm">
            <text:p/>
          </draw:line>
          <draw:line draw:name="Line 101" draw:style-name="gr10" draw:text-style-name="P1" draw:layer="layout" svg:x1="17.655cm" svg:y1="8.5cm" svg:x2="17.91cm" svg:y2="8.5cm">
            <text:p/>
          </draw:line>
          <draw:line draw:name="Line 102" draw:style-name="gr11" draw:text-style-name="P1" draw:layer="layout" svg:x1="9.506cm" svg:y1="9.523cm" svg:x2="9.506cm" svg:y2="9.439cm">
            <text:p/>
          </draw:line>
          <draw:line draw:name="Line 103" draw:style-name="gr11" draw:text-style-name="P1" draw:layer="layout" svg:x1="9.391cm" svg:y1="9.448cm" svg:x2="9.647cm" svg:y2="9.448cm">
            <text:p/>
          </draw:line>
          <draw:line draw:name="Line 104" draw:style-name="gr11" draw:text-style-name="P1" draw:layer="layout" svg:x1="10.414cm" svg:y1="9.333cm" svg:x2="10.414cm" svg:y2="9.135cm">
            <text:p/>
          </draw:line>
          <draw:line draw:name="Line 105" draw:style-name="gr11" draw:text-style-name="P1" draw:layer="layout" svg:x1="10.299cm" svg:y1="9.144cm" svg:x2="10.555cm" svg:y2="9.144cm">
            <text:p/>
          </draw:line>
          <draw:line draw:name="Line 106" draw:style-name="gr11" draw:text-style-name="P1" draw:layer="layout" svg:x1="11.322cm" svg:y1="8.879cm" svg:x2="11.322cm" svg:y2="8.341cm">
            <text:p/>
          </draw:line>
          <draw:line draw:name="Line 107" draw:style-name="gr11" draw:text-style-name="P1" draw:layer="layout" svg:x1="11.212cm" svg:y1="8.35cm" svg:x2="11.468cm" svg:y2="8.35cm">
            <text:p/>
          </draw:line>
          <draw:line draw:name="Line 108" draw:style-name="gr11" draw:text-style-name="P1" draw:layer="layout" svg:x1="12.235cm" svg:y1="8.269cm" svg:x2="12.235cm" svg:y2="7.088cm">
            <text:p/>
          </draw:line>
          <draw:line draw:name="Line 109" draw:style-name="gr11" draw:text-style-name="P1" draw:layer="layout" svg:x1="12.12cm" svg:y1="7.097cm" svg:x2="12.376cm" svg:y2="7.097cm">
            <text:p/>
          </draw:line>
          <draw:line draw:name="Line 110" draw:style-name="gr11" draw:text-style-name="P1" draw:layer="layout" svg:x1="13.183cm" svg:y1="7.741cm" svg:x2="13.183cm" svg:y2="6.141cm">
            <text:p/>
          </draw:line>
          <draw:line draw:name="Line 111" draw:style-name="gr11" draw:text-style-name="P1" draw:layer="layout" svg:x1="13.069cm" svg:y1="6.149cm" svg:x2="13.324cm" svg:y2="6.149cm">
            <text:p/>
          </draw:line>
          <draw:line draw:name="Line 112" draw:style-name="gr11" draw:text-style-name="P1" draw:layer="layout" svg:x1="14.092cm" svg:y1="6.303cm" svg:x2="14.092cm" svg:y2="5.156cm">
            <text:p/>
          </draw:line>
          <draw:line draw:name="Line 113" draw:style-name="gr11" draw:text-style-name="P1" draw:layer="layout" svg:x1="13.977cm" svg:y1="5.166cm" svg:x2="14.233cm" svg:y2="5.166cm">
            <text:p/>
          </draw:line>
          <draw:line draw:name="Line 114" draw:style-name="gr11" draw:text-style-name="P1" draw:layer="layout" svg:x1="15cm" svg:y1="5.998cm" svg:x2="15cm" svg:y2="3.525cm">
            <text:p/>
          </draw:line>
          <draw:line draw:name="Line 115" draw:style-name="gr11" draw:text-style-name="P1" draw:layer="layout" svg:x1="14.885cm" svg:y1="3.534cm" svg:x2="15.146cm" svg:y2="3.534cm">
            <text:p/>
          </draw:line>
          <draw:line draw:name="Line 116" draw:style-name="gr11" draw:text-style-name="P1" draw:layer="layout" svg:x1="15.913cm" svg:y1="4.367cm" svg:x2="15.913cm" svg:y2="1.858cm">
            <text:p/>
          </draw:line>
          <draw:line draw:name="Line 117" draw:style-name="gr11" draw:text-style-name="P1" draw:layer="layout" svg:x1="15.798cm" svg:y1="1.868cm" svg:x2="16.054cm" svg:y2="1.868cm">
            <text:p/>
          </draw:line>
          <draw:line draw:name="Line 118" draw:style-name="gr11" draw:text-style-name="P1" draw:layer="layout" svg:x1="16.857cm" svg:y1="3.31cm" svg:x2="16.857cm" svg:y2="0.496cm">
            <text:p/>
          </draw:line>
          <draw:line draw:name="Line 119" draw:style-name="gr11" draw:text-style-name="P1" draw:layer="layout" svg:x1="16.746cm" svg:y1="0.505cm" svg:x2="17.002cm" svg:y2="0.505cm">
            <text:p/>
          </draw:line>
          <draw:line draw:name="Line 120" draw:style-name="gr11" draw:text-style-name="P1" draw:layer="layout" svg:x1="17.769cm" svg:y1="2.891cm" svg:x2="17.769cm" svg:y2="0.761cm">
            <text:p/>
          </draw:line>
          <draw:line draw:name="Line 121" draw:style-name="gr11" draw:text-style-name="P1" draw:layer="layout" svg:x1="17.655cm" svg:y1="0.77cm" svg:x2="17.91cm" svg:y2="0.77cm">
            <text:p/>
          </draw:line>
          <draw:line draw:name="Line 122" draw:style-name="gr11" draw:text-style-name="P1" draw:layer="layout" svg:x1="9.506cm" svg:y1="9.523cm" svg:x2="9.506cm" svg:y2="9.589cm">
            <text:p/>
          </draw:line>
          <draw:line draw:name="Line 123" draw:style-name="gr11" draw:text-style-name="P1" draw:layer="layout" svg:x1="9.391cm" svg:y1="9.598cm" svg:x2="9.647cm" svg:y2="9.598cm">
            <text:p/>
          </draw:line>
          <draw:line draw:name="Line 124" draw:style-name="gr11" draw:text-style-name="P1" draw:layer="layout" svg:x1="10.414cm" svg:y1="9.333cm" svg:x2="10.414cm" svg:y2="9.474cm">
            <text:p/>
          </draw:line>
          <draw:line draw:name="Line 125" draw:style-name="gr11" draw:text-style-name="P1" draw:layer="layout" svg:x1="10.299cm" svg:y1="9.483cm" svg:x2="10.555cm" svg:y2="9.483cm">
            <text:p/>
          </draw:line>
          <draw:line draw:name="Line 126" draw:style-name="gr11" draw:text-style-name="P1" draw:layer="layout" svg:x1="11.322cm" svg:y1="8.879cm" svg:x2="11.322cm" svg:y2="9.364cm">
            <text:p/>
          </draw:line>
          <draw:line draw:name="Line 127" draw:style-name="gr11" draw:text-style-name="P1" draw:layer="layout" svg:x1="11.212cm" svg:y1="9.373cm" svg:x2="11.468cm" svg:y2="9.373cm">
            <text:p/>
          </draw:line>
          <draw:line draw:name="Line 128" draw:style-name="gr11" draw:text-style-name="P1" draw:layer="layout" svg:x1="12.235cm" svg:y1="8.27cm" svg:x2="12.235cm" svg:y2="9.439cm">
            <text:p/>
          </draw:line>
          <draw:line draw:name="Line 129" draw:style-name="gr11" draw:text-style-name="P1" draw:layer="layout" svg:x1="12.12cm" svg:y1="9.448cm" svg:x2="12.376cm" svg:y2="9.448cm">
            <text:p/>
          </draw:line>
          <draw:line draw:name="Line 130" draw:style-name="gr11" draw:text-style-name="P1" draw:layer="layout" svg:x1="13.183cm" svg:y1="7.741cm" svg:x2="13.183cm" svg:y2="9.364cm">
            <text:p/>
          </draw:line>
          <draw:line draw:name="Line 131" draw:style-name="gr11" draw:text-style-name="P1" draw:layer="layout" svg:x1="13.069cm" svg:y1="9.373cm" svg:x2="13.324cm" svg:y2="9.373cm">
            <text:p/>
          </draw:line>
          <draw:line draw:name="Line 132" draw:style-name="gr11" draw:text-style-name="P1" draw:layer="layout" svg:x1="14.092cm" svg:y1="6.304cm" svg:x2="14.092cm" svg:y2="7.428cm">
            <text:p/>
          </draw:line>
          <draw:line draw:name="Line 133" draw:style-name="gr11" draw:text-style-name="P1" draw:layer="layout" svg:x1="13.977cm" svg:y1="7.437cm" svg:x2="14.233cm" svg:y2="7.437cm">
            <text:p/>
          </draw:line>
          <draw:line draw:name="Line 134" draw:style-name="gr11" draw:text-style-name="P1" draw:layer="layout" svg:x1="15cm" svg:y1="5.999cm" svg:x2="15cm" svg:y2="8.416cm">
            <text:p/>
          </draw:line>
          <draw:line draw:name="Line 135" draw:style-name="gr11" draw:text-style-name="P1" draw:layer="layout" svg:x1="14.885cm" svg:y1="8.425cm" svg:x2="15.146cm" svg:y2="8.425cm">
            <text:p/>
          </draw:line>
          <draw:line draw:name="Line 136" draw:style-name="gr11" draw:text-style-name="P1" draw:layer="layout" svg:x1="15.913cm" svg:y1="4.368cm" svg:x2="15.913cm" svg:y2="6.824cm">
            <text:p/>
          </draw:line>
          <draw:line draw:name="Line 137" draw:style-name="gr11" draw:text-style-name="P1" draw:layer="layout" svg:x1="15.798cm" svg:y1="6.833cm" svg:x2="16.054cm" svg:y2="6.833cm">
            <text:p/>
          </draw:line>
          <draw:line draw:name="Line 138" draw:style-name="gr11" draw:text-style-name="P1" draw:layer="layout" svg:x1="16.857cm" svg:y1="3.31cm" svg:x2="16.857cm" svg:y2="6.066cm">
            <text:p/>
          </draw:line>
          <draw:line draw:name="Line 139" draw:style-name="gr11" draw:text-style-name="P1" draw:layer="layout" svg:x1="16.746cm" svg:y1="6.074cm" svg:x2="17.002cm" svg:y2="6.074cm">
            <text:p/>
          </draw:line>
          <draw:line draw:name="Line 140" draw:style-name="gr11" draw:text-style-name="P1" draw:layer="layout" svg:x1="17.769cm" svg:y1="2.891cm" svg:x2="17.769cm" svg:y2="5.003cm">
            <text:p/>
          </draw:line>
          <draw:line draw:name="Line 141" draw:style-name="gr11" draw:text-style-name="P1" draw:layer="layout" svg:x1="17.655cm" svg:y1="5.012cm" svg:x2="17.91cm" svg:y2="5.012cm">
            <text:p/>
          </draw:line>
          <draw:custom-shape draw:name="Freeform 142" draw:style-name="gr12" draw:text-style-name="P3" draw:layer="layout" svg:width="0.37cm" svg:height="0.37cm" svg:x="3.782cm" svg:y="9.448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43" draw:style-name="gr12" draw:text-style-name="P3" draw:layer="layout" svg:width="0.371cm" svg:height="0.37cm" svg:x="4.69cm" svg:y="9.448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44" draw:style-name="gr12" draw:text-style-name="P3" draw:layer="layout" svg:width="0.371cm" svg:height="0.37cm" svg:x="5.638cm" svg:y="9.448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45" draw:style-name="gr13" draw:text-style-name="P3" draw:layer="layout" svg:width="0.37cm" svg:height="0.371cm" svg:x="6.547cm" svg:y="9.408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46" draw:style-name="gr12" draw:text-style-name="P3" draw:layer="layout" svg:width="0.37cm" svg:height="0.37cm" svg:x="7.455cm" svg:y="9.373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47" draw:style-name="gr12" draw:text-style-name="P3" draw:layer="layout" svg:width="0.37cm" svg:height="0.37cm" svg:x="8.368cm" svg:y="9.069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48" draw:style-name="gr12" draw:text-style-name="P3" draw:layer="layout" svg:width="0.37cm" svg:height="0.37cm" svg:x="9.316cm" svg:y="8.65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49" draw:style-name="gr13" draw:text-style-name="P3" draw:layer="layout" svg:width="0.371cm" svg:height="0.371cm" svg:x="10.224cm" svg:y="7.212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0" draw:style-name="gr13" draw:text-style-name="P3" draw:layer="layout" svg:width="0.37cm" svg:height="0.371cm" svg:x="11.133cm" svg:y="7.591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1" draw:style-name="gr13" draw:text-style-name="P3" draw:layer="layout" svg:width="0.37cm" svg:height="0.371cm" svg:x="12.046cm" svg:y="7.022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2" draw:style-name="gr12" draw:text-style-name="P3" draw:layer="layout" svg:width="0.37cm" svg:height="0.37cm" svg:x="12.994cm" svg:y="7.627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3" draw:style-name="gr13" draw:text-style-name="P3" draw:layer="layout" svg:width="0.37cm" svg:height="0.371cm" svg:x="13.902cm" svg:y="7.591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4" draw:style-name="gr12" draw:text-style-name="P3" draw:layer="layout" svg:width="0.371cm" svg:height="0.37cm" svg:x="14.81cm" svg:y="6.379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5" draw:style-name="gr13" draw:text-style-name="P3" draw:layer="layout" svg:width="0.371cm" svg:height="0.371cm" svg:x="15.723cm" svg:y="7.022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6" draw:style-name="gr12" draw:text-style-name="P3" draw:layer="layout" svg:width="0.37cm" svg:height="0.37cm" svg:x="16.667cm" svg:y="6.833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157" draw:style-name="gr13" draw:text-style-name="P3" draw:layer="layout" svg:width="0.37cm" svg:height="0.371cm" svg:x="17.58cm" svg:y="7.741cm">
            <text:p/>
            <draw:enhanced-geometry svg:viewBox="0 0 86 86" draw:extrusion-allowed="true" draw:text-areas="0 0 86 86" draw:glue-points="34 0 68 34 34 68 0 34 34 0" draw:glue-point-type="34 0 68 34 34 68 0 34 34 0" draw:type="non-primitive" draw:enhanced-path="M 43 0 L 86 43 L 43 86 L 0 43 L 43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Rectangle 158" draw:style-name="gr14" draw:text-style-name="P4" draw:layer="layout" svg:width="0.37cm" svg:height="0.371cm" svg:x="9.316cm" svg:y="9.333cm">
            <text:p/>
            <draw:enhanced-geometry svg:viewBox="0 0 21600 21600" draw:type="rectangle" draw:enhanced-path="M 0 0 L 21600 0 21600 21600 0 21600 0 0 Z N"/>
          </draw:custom-shape>
          <draw:custom-shape draw:name="Rectangle 159" draw:style-name="gr15" draw:text-style-name="P4" draw:layer="layout" svg:width="0.371cm" svg:height="0.37cm" svg:x="10.224cm" svg:y="9.144cm">
            <text:p/>
            <draw:enhanced-geometry svg:viewBox="0 0 21600 21600" draw:type="rectangle" draw:enhanced-path="M 0 0 L 21600 0 21600 21600 0 21600 0 0 Z N"/>
          </draw:custom-shape>
          <draw:custom-shape draw:name="Rectangle 160" draw:style-name="gr14" draw:text-style-name="P4" draw:layer="layout" svg:width="0.37cm" svg:height="0.371cm" svg:x="11.133cm" svg:y="8.689cm">
            <text:p/>
            <draw:enhanced-geometry svg:viewBox="0 0 21600 21600" draw:type="rectangle" draw:enhanced-path="M 0 0 L 21600 0 21600 21600 0 21600 0 0 Z N"/>
          </draw:custom-shape>
          <draw:custom-shape draw:name="Rectangle 161" draw:style-name="gr15" draw:text-style-name="P4" draw:layer="layout" svg:width="0.37cm" svg:height="0.37cm" svg:x="12.046cm" svg:y="8.081cm">
            <text:p/>
            <draw:enhanced-geometry svg:viewBox="0 0 21600 21600" draw:type="rectangle" draw:enhanced-path="M 0 0 L 21600 0 21600 21600 0 21600 0 0 Z N"/>
          </draw:custom-shape>
          <draw:custom-shape draw:name="Rectangle 162" draw:style-name="gr15" draw:text-style-name="P4" draw:layer="layout" svg:width="0.37cm" svg:height="0.37cm" svg:x="12.994cm" svg:y="7.552cm">
            <text:p/>
            <draw:enhanced-geometry svg:viewBox="0 0 21600 21600" draw:type="rectangle" draw:enhanced-path="M 0 0 L 21600 0 21600 21600 0 21600 0 0 Z N"/>
          </draw:custom-shape>
          <draw:custom-shape draw:name="Rectangle 163" draw:style-name="gr16" draw:text-style-name="P4" draw:layer="layout" svg:width="0.37cm" svg:height="0.366cm" svg:x="13.902cm" svg:y="6.114cm">
            <text:p/>
            <draw:enhanced-geometry svg:viewBox="0 0 21600 21600" draw:type="rectangle" draw:enhanced-path="M 0 0 L 21600 0 21600 21600 0 21600 0 0 Z N"/>
          </draw:custom-shape>
          <draw:custom-shape draw:name="Rectangle 164" draw:style-name="gr15" draw:text-style-name="P4" draw:layer="layout" svg:width="0.371cm" svg:height="0.37cm" svg:x="14.81cm" svg:y="5.81cm">
            <text:p/>
            <draw:enhanced-geometry svg:viewBox="0 0 21600 21600" draw:type="rectangle" draw:enhanced-path="M 0 0 L 21600 0 21600 21600 0 21600 0 0 Z N"/>
          </draw:custom-shape>
          <draw:custom-shape draw:name="Rectangle 165" draw:style-name="gr14" draw:text-style-name="P4" draw:layer="layout" svg:width="0.371cm" svg:height="0.371cm" svg:x="15.723cm" svg:y="4.178cm">
            <text:p/>
            <draw:enhanced-geometry svg:viewBox="0 0 21600 21600" draw:type="rectangle" draw:enhanced-path="M 0 0 L 21600 0 21600 21600 0 21600 0 0 Z N"/>
          </draw:custom-shape>
          <draw:custom-shape draw:name="Rectangle 166" draw:style-name="gr15" draw:text-style-name="P4" draw:layer="layout" svg:width="0.37cm" svg:height="0.37cm" svg:x="16.667cm" svg:y="3.12cm">
            <text:p/>
            <draw:enhanced-geometry svg:viewBox="0 0 21600 21600" draw:type="rectangle" draw:enhanced-path="M 0 0 L 21600 0 21600 21600 0 21600 0 0 Z N"/>
          </draw:custom-shape>
          <draw:custom-shape draw:name="Rectangle 167" draw:style-name="gr15" draw:text-style-name="P4" draw:layer="layout" svg:width="0.37cm" svg:height="0.37cm" svg:x="17.58cm" svg:y="2.701cm">
            <text:p/>
            <draw:enhanced-geometry svg:viewBox="0 0 21600 21600" draw:type="rectangle" draw:enhanced-path="M 0 0 L 21600 0 21600 21600 0 21600 0 0 Z N"/>
          </draw:custom-shape>
          <draw:custom-shape draw:name="Rectangle 168" draw:style-name="gr17" draw:text-style-name="P6" draw:layer="layout" svg:width="0.277cm" svg:height="0.593cm" svg:x="3.321cm" svg:y="9.333cm">
            <text:list text:style-name="L1">
              <text:list-header>
                <text:p text:style-name="P5"><text:span text:style-name="T1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9" draw:style-name="gr18" draw:text-style-name="P6" draw:layer="layout" svg:width="1.103cm" svg:height="0.593cm" svg:x="2.527cm" svg:y="8.046cm">
            <text:list text:style-name="L1">
              <text:list-header>
                <text:p text:style-name="P5"><text:span text:style-name="T1">5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0" draw:style-name="gr19" draw:text-style-name="P6" draw:layer="layout" svg:width="1.378cm" svg:height="0.593cm" svg:x="2.262cm" svg:y="6.758cm">
            <text:list text:style-name="L1">
              <text:list-header>
                <text:p text:style-name="P5"><text:span text:style-name="T1">1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1" draw:style-name="gr20" draw:text-style-name="P6" draw:layer="layout" svg:width="1.378cm" svg:height="0.593cm" svg:x="2.262cm" svg:y="5.466cm">
            <text:list text:style-name="L1">
              <text:list-header>
                <text:p text:style-name="P5"><text:span text:style-name="T1">15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2" draw:style-name="gr21" draw:text-style-name="P6" draw:layer="layout" svg:width="1.378cm" svg:height="0.593cm" svg:x="2.262cm" svg:y="4.178cm">
            <text:list text:style-name="L1">
              <text:list-header>
                <text:p text:style-name="P5"><text:span text:style-name="T1">2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3" draw:style-name="gr22" draw:text-style-name="P6" draw:layer="layout" svg:width="1.378cm" svg:height="0.593cm" svg:x="2.262cm" svg:y="2.891cm">
            <text:list text:style-name="L1">
              <text:list-header>
                <text:p text:style-name="P5"><text:span text:style-name="T1">25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4" draw:style-name="gr23" draw:text-style-name="P6" draw:layer="layout" svg:width="1.378cm" svg:height="0.593cm" svg:x="2.262cm" svg:y="1.603cm">
            <text:list text:style-name="L1">
              <text:list-header>
                <text:p text:style-name="P5"><text:span text:style-name="T1">30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5" draw:style-name="gr24" draw:text-style-name="P6" draw:layer="layout" svg:width="1.378cm" svg:height="0.593cm" svg:x="2.262cm" svg:y="0.315cm">
            <text:list text:style-name="L1">
              <text:list-header>
                <text:p text:style-name="P5"><text:span text:style-name="T1">350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6" draw:style-name="gr25" draw:text-style-name="P6" draw:layer="layout" svg:width="0.239cm" svg:height="0.508cm" svg:x="3.854cm" svg:y="9.977cm">
            <text:list text:style-name="L1">
              <text:list-header>
                <text:p text:style-name="P5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7" draw:style-name="gr26" draw:text-style-name="P6" draw:layer="layout" svg:width="0.239cm" svg:height="0.508cm" svg:x="5.711cm" svg:y="9.977cm">
            <text:list text:style-name="L1">
              <text:list-header>
                <text:p text:style-name="P5"><text:span text:style-name="T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8" draw:style-name="gr27" draw:text-style-name="P6" draw:layer="layout" svg:width="0.239cm" svg:height="0.508cm" svg:x="7.532cm" svg:y="9.977cm">
            <text:list text:style-name="L1">
              <text:list-header>
                <text:p text:style-name="P5"><text:span text:style-name="T2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9" draw:style-name="gr28" draw:text-style-name="P6" draw:layer="layout" svg:width="0.239cm" svg:height="0.508cm" svg:x="9.389cm" svg:y="9.977cm">
            <text:list text:style-name="L1">
              <text:list-header>
                <text:p text:style-name="P5"><text:span text:style-name="T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0" draw:style-name="gr29" draw:text-style-name="P6" draw:layer="layout" svg:width="0.239cm" svg:height="0.508cm" svg:x="11.21cm" svg:y="9.977cm">
            <text:list text:style-name="L1">
              <text:list-header>
                <text:p text:style-name="P5"><text:span text:style-name="T2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1" draw:style-name="gr30" draw:text-style-name="P6" draw:layer="layout" svg:width="0.476cm" svg:height="0.508cm" svg:x="12.952cm" svg:y="9.977cm">
            <text:list text:style-name="L1">
              <text:list-header>
                <text:p text:style-name="P5"><text:span text:style-name="T2">1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2" draw:style-name="gr31" draw:text-style-name="P6" draw:layer="layout" svg:width="0.476cm" svg:height="0.508cm" svg:x="14.773cm" svg:y="9.977cm">
            <text:list text:style-name="L1">
              <text:list-header>
                <text:p text:style-name="P5"><text:span text:style-name="T2">1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3" draw:style-name="gr32" draw:text-style-name="P6" draw:layer="layout" svg:width="0.476cm" svg:height="0.508cm" svg:x="16.63cm" svg:y="9.977cm">
            <text:list text:style-name="L1">
              <text:list-header>
                <text:p text:style-name="P5"><text:span text:style-name="T2">1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4" draw:style-name="gr33" draw:text-style-name="P6" draw:layer="layout" svg:width="0.476cm" svg:height="0.508cm" svg:x="18.451cm" svg:y="9.977cm">
            <text:list text:style-name="L1">
              <text:list-header>
                <text:p text:style-name="P5"><text:span text:style-name="T2">1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5" draw:style-name="gr34" draw:text-style-name="P6" draw:layer="layout" svg:width="2.288cm" svg:height="0.677cm" svg:x="10.185cm" svg:y="10.696cm">
            <text:list text:style-name="L1">
              <text:list-header>
                <text:p text:style-name="P5"><text:span text:style-name="T3"><text:s text:c="6"/></text:span><text:span text:style-name="T3">Day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6" draw:style-name="gr35" draw:text-style-name="P6" draw:layer="layout" svg:width="8.033cm" svg:height="0.677cm" draw:transform="rotate (1.5707963267949) translate (1.273cm 9.169cm)">
            <text:list text:style-name="L1">
              <text:list-header>
                <text:p text:style-name="P5"><text:span text:style-name="T3">Equivalent amounts of spor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7" draw:style-name="gr36" draw:text-style-name="P7" draw:layer="layout" svg:width="2.756cm" svg:height="1.543cm" svg:x="6.017cm" svg:y="2.247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37" draw:text-style-name="P3" draw:layer="layout" svg:width="0.295cm" svg:height="0.296cm" svg:x="6.207cm" svg:y="2.511cm">
            <text:p/>
            <draw:enhanced-geometry svg:viewBox="0 0 69 69" draw:extrusion-allowed="true" draw:text-areas="0 0 69 69" draw:glue-points="25 0 51 26 25 51 0 26 25 0" draw:glue-point-type="25 0 51 26 25 51 0 26 25 0" draw:type="non-primitive" draw:enhanced-path="M 34 0 L 69 35 L 34 69 L 0 35 L 34 0 Z N">
              <draw:equation draw:name="f0" draw:formula=""/>
              <draw:equation draw:name="f1" draw:formula="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Rectangle 189" draw:style-name="gr38" draw:text-style-name="P6" draw:layer="layout" svg:width="2.059cm" svg:height="0.551cm" svg:x="6.557cm" svg:y="2.361cm">
            <text:list text:style-name="L1">
              <text:list-header>
                <text:p text:style-name="P5"><text:span text:style-name="T4"><text:s/></text:span><text:span text:style-name="T4">Myceliu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0" draw:style-name="gr39" draw:text-style-name="P4" draw:layer="layout" svg:width="0.295cm" svg:height="0.295cm" svg:x="6.207cm" svg:y="3.27cm">
            <text:p/>
            <draw:enhanced-geometry svg:viewBox="0 0 21600 21600" draw:type="rectangle" draw:enhanced-path="M 0 0 L 21600 0 21600 21600 0 21600 0 0 Z N"/>
          </draw:custom-shape>
          <draw:custom-shape draw:name="Rectangle 191" draw:style-name="gr40" draw:text-style-name="P6" draw:layer="layout" svg:width="1.831cm" svg:height="0.551cm" svg:x="6.28cm" svg:y="3.12cm">
            <text:list text:style-name="L1">
              <text:list-header>
                <text:p text:style-name="P5"><text:span text:style-name="T4"><text:s text:c="3"/></text:span><text:span text:style-name="T4">Spor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name="Line 192" draw:style-name="gr41" draw:text-style-name="P1" draw:layer="layout" svg:x1="4cm" svg:y1="10.779cm" svg:x2="10.1cm" svg:y2="10.804cm">
          <text:p/>
        </draw:line>
        <draw:custom-shape draw:name="Text Box 193" draw:style-name="gr42" draw:text-style-name="P9" draw:layer="layout" svg:width="4.6cm" svg:height="0.937cm" svg:x="4.9cm" svg:y="10.762cm">
          <text:list text:style-name="L2">
            <text:list-header>
              <text:p text:style-name="P8"><text:span text:style-name="T5">Latency time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_20_3" draw:display-name="Arrowhead 3" svg:viewBox="0 0 264 264" svg:d="M132 0l132 264h-264z"/>
    <draw:marker draw:name="Arrowhead_20_4" draw:display-name="Arrowhead 4" svg:viewBox="0 0 264 264" svg:d="M132 0l132 264h-2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8:33:26.509791544</meta:creation-date>
    <dc:date>2017-06-30T08:48:26.785560811</dc:date>
    <meta:editing-duration>PT3M39S</meta:editing-duration>
    <meta:editing-cycles>1</meta:editing-cycles>
    <meta:document-statistic meta:object-count="193"/>
    <meta:generator>LibreOffice/5.1.6.2$Linux_X86_64 LibreOffice_project/10m0$Build-2</meta:generator>
  </office:meta>
</office:document-meta>
</file>